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text-properties fo:font-size="20pt" style:text-underline-style="none" fo:font-weight="bold" style:font-size-asian="20pt" style:font-weight-asian="bold" style:font-size-complex="20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font-size="20pt"/>
    </style:style>
    <style:style style:name="T2" style:family="text">
      <style:text-properties style:font-size-asian="20pt"/>
    </style:style>
    <style:style style:name="T3" style:family="text">
      <style:text-properties style:font-size-complex="20pt"/>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4">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5">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6">எண்ணிம <text:s/>நூலக வலைத்தளத்தில்</text:p>
      <text:p text:style-name="P4">ஏட்டுச்சுவடிகளைக் <text:s text:c="3"/>காட்சிப்படுத்துதல்</text:p>
      <text:p text:style-name="P2"/>
      <text:p text:style-name="P2"/>
      <text:p text:style-name="P2"/>
      <text:p text:style-name="P1">1. அறிமுகம்</text:p>
      <text:p text:style-name="P2"/>
      <text:p text:style-name="P2">இலங்கைத் தமிழ் நூல்களை இணையத்தில் வாசிக்கக் கிடைக்கச் செய்யும் ஓர் இணையத் தளம் என்பதாகவே நூலக நிறுவனத்தின் எண்ணிம நூலக வலைத்தளம் ஆரம்பத்தில் தொடங்கப்பட்டது. அதன் பின்னர் சஞ்சிகைகள், பத்திரிகைகள், பிரசுரங்கள் ஆகியவையும் இணைக்கப்பட்டன.</text:p>
      <text:p text:style-name="P2"/>
      <text:p text:style-name="P2">மேற்குறித்த அச்சுப்பிரதிகளைத் தாண்டி எல்லா வகையான ஆவணப்படுத்தல்களையும் செய்ய வேண்டும் என்பது வலியுறுத்தப்பட்டது. அவ்வகையில் நூலக நிறுவனத்தின் பாதைப்படம் 2011 ஆம் ஆண்டு விரிவாக்கப்பட்டது. அதில் அச்சுப்பிரதிகளை மட்டுமல்லாது பல்லூடக ஆவணங்கள், ஏட்டுச்சுவடிகள் உள்ளிட்ட கையெழுத்துப் பிரதிகள், இயல்பு எண்ணிம ஆவணங்கள் போன்றவற்றினை ஆவணப்படுத்துவதற்கான உப நோக்கங்கள் சேர்த்துக் கொள்ளப்பட்டன.</text:p>
      <text:p text:style-name="P2"/>
      <text:p text:style-name="P2"/>
      <text:p text:style-name="P1">2. சுவடி ஆவணகம்</text:p>
      <text:p text:style-name="P2"/>
      <text:p text:style-name="P2">ஏட்டுச்சுவடிகள் உள்ளிட்ட கையெழுத்துப் பிரதிகளை ஆவணப்படுத்தும் நோக்கம் நிறுவனத்தின் பாதைப்படத்தில் 2011 இல் இணைக்கப்பட்ட போதும் அத்தகைய ஆவணங்களைக் கையாளுவதற்கான உபகரணங்களோ பயிற்சியோ நிறுவனத்திடம் இருக்கவில்லை.</text:p>
      <text:p text:style-name="P2"/>
      <text:p text:style-name="P2">இவ்வறிவுத் தொகுதியினை வளர்த்துக் கொள்ளும் நோக்கில் நூலக நிறுவனத்தின் தன்னார்வலர் ஒருவர் 2012 மே மாதம் இந்தியாவின் பாண்டிச்சேரியிலுள்ள பிரெஞ்சு நிறுவனத்திற்குச் சென்று தங்கியிருந்து பயிற்சிகளைப் பெற்றார். ஏட்டுக்ச் சுவடிகளை ஆவணப்படுத்துவதற்குத் தேவையான உபகரணங்களும் கொள்வனவு செய்யப்பட்டன.</text:p>
      <text:p text:style-name="P2"/>
      <text:p text:style-name="P2">பெற்றுக்கொள்ளப்பட்ட உபகரணங்கள், பயிற்சியின் அடிப்படையில் 2012 இறுதியில் சுன்னாகம் பொது நூலகத்திலிருந்த ஒரு தொகுதி ஏட்டுச் சுவடிகள் எண்ணிமப்படுத்தப்பட்டன. <text:s/>அரிய நாணயங்களின் புகைப்படப் பிரதிகளும் எடுக்கப்பட்டன. அதனைத் தொடர்ந்து யாழ்ப்பாணப் பொது சன நூலகம், சிவகுருநாத பீடம் ஆகியவற்றிலும் சில தொகுதி ஏடுகள் எண்ணிமப்படுத்தப்பட்டன.</text:p>
      <text:p text:style-name="P2"/>
      <text:p text:style-name="P2">இவை ஆவணப்படுத்தப்பட்டுள்ள போதும் நுட்பப் போதாமைகள் காரணமாகச் சுவடி ஆவணகமானது இன்னமும் இணையத்தில் பார்வைக்கு வழங்கப்படவில்லை.</text:p>
      <text:p text:style-name="P2"/>
      <text:p text:style-name="P2"/>
      <text:p text:style-name="P2"/>
      <text:p text:style-name="P2"/>
      <text:p text:style-name="P1"><text:soft-page-break/>3. தேவையும் <text:s/>முன்மொழிவும்</text:p>
      <text:p text:style-name="P2"/>
      <text:p text:style-name="P2">எண்ணிம நூலக வலைத்தளத்தில் நூல்கள், இதழ்கள் போன்றன பி.டி.எவ் கோப்புக்களாகவே காட்சிப்படுத்தப்படுகின்றன. தெளிவான தொடக்கம் முடிவு கொண்ட ஆவணங்கள் என்ற வகையில் அது ஏற்றுக் கொள்ளக்கூடியதாகவும் உள்ளது.</text:p>
      <text:p text:style-name="P2"/>
      <text:p text:style-name="P2">ஆனால் சுவடித் தொகுதிகளைக் காட்சிப்படுத்துவதில் பி.டி.எவ் கோப்புக்களை விடவும் இணையத்தில் பக்கங்கள் தாவி வாசிக்கும் வகையில் காட்சிப்படுத்துவது பொருத்தமானது என முன்மொழியப்படுகிறது.</text:p>
      <text:p text:style-name="P2"/>
      <text:p text:style-name="P2">இதனை இரு வகைகளில் சாத்தியப்படுத்தலாம்.</text:p>
      <text:p text:style-name="P2"/>
      <text:p text:style-name="P2">1. flash போன்றதொரு மூடிய நுட்பத்தினைப் பயன்படுத்துதல்</text:p>
      <text:p text:style-name="P2">எ-டு:<text:tab/>ரோஜா முத்தையா நூலகத்தில் அதன் ஆண்டறிக்கை </text:p>
      <text:p text:style-name="P2"><text:tab/>http://203.124.120.60/wordpress/wp-content/uploads/ar/201314/index.html</text:p>
      <text:p text:style-name="P2"/>
      <text:p text:style-name="P2">2. திறமூல மென்பொருள் ஒன்றினைப் பயன்படுத்துதல்</text:p>
      <text:p text:style-name="P2">எ-டு:<text:tab/>Internet Archive BookReader</text:p>
      <text:p text:style-name="P2"><text:tab/>https://archive.org/details/BookReader</text:p>
      <text:p text:style-name="P2"/>
      <text:p text:style-name="P2">திறமூல மென்பொருள் என்பதால் இரண்டாவதாகக் குறிப்பிட்ட மென்பொருளே பெரிதும் பொருத்தமானதாகும்.</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a s</meta:initial-creator>
    <meta:creation-date>2014-09-06T17:35:08</meta:creation-date>
    <dc:creator>a s</dc:creator>
    <dc:date>2014-12-20T19:41:41</dc:date>
    <meta:editing-cycles>46</meta:editing-cycles>
    <meta:editing-duration>PT3H44M33S</meta:editing-duration>
    <meta:user-defined meta:name="Info 1"/>
    <meta:user-defined meta:name="Info 2"/>
    <meta:user-defined meta:name="Info 3"/>
    <meta:user-defined meta:name="Info 4"/>
    <meta:document-statistic meta:table-count="0" meta:image-count="0" meta:object-count="0" meta:page-count="2" meta:paragraph-count="21" meta:word-count="252" meta:character-count="2461"/>
  </office:meta>
</office:document-meta>
</file>